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275.91mm" svg:height="143.16mm" svg:x="158.23mm" svg:y="4.53mm">
            <draw:object draw:notify-on-update-of-ranges="Φύλλο1.A2:Φύλλο1.A25 Φύλλο1.C1:Φύλλο1.C1 Φύλλο1.C2:Φύλλο1.C25 Φύλλο1.D1:Φύλλο1.D1 Φύλλο1.D2:Φύλλο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lements QTY</text:p>
          </table:table-cell>
          <table:table-cell table:style-name="ce2" office:value-type="string" calcext:value-type="string">
            <text:p>Time elasped(sec)</text:p>
          </table:table-cell>
          <table:table-cell table:style-name="ce6" office:value-type="string" calcext:value-type="string">
            <text:p>Measured increase</text:p>
          </table:table-cell>
          <table:table-cell table:style-name="ce6" office:value-type="string" calcext:value-type="string">
            <text:p>Theoretical increase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0001" calcext:value-type="float">
            <text:p>1E-06</text:p>
          </table:table-cell>
          <table:table-cell table:style-name="ce7" table:formula="of:=[.B2]/[.B2]" office:value-type="percentage" office:value="1" calcext:value-type="percentage">
            <text:p>1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000001" calcext:value-type="float">
            <text:p>1E-06</text:p>
          </table:table-cell>
          <table:table-cell table:style-name="ce7" table:formula="of:=[.B3]/[.B2]" office:value-type="percentage" office:value="1" calcext:value-type="percentage">
            <text:p>1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0002" calcext:value-type="float">
            <text:p>2E-06</text:p>
          </table:table-cell>
          <table:table-cell table:style-name="ce7" table:formula="of:=[.B4]/[.B3]" office:value-type="percentage" office:value="2" calcext:value-type="percentage">
            <text:p>2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000002" calcext:value-type="float">
            <text:p>2E-06</text:p>
          </table:table-cell>
          <table:table-cell table:style-name="ce7" table:formula="of:=[.B5]/[.B4]" office:value-type="percentage" office:value="1" calcext:value-type="percentage">
            <text:p>1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0.000003" calcext:value-type="float">
            <text:p>3E-06</text:p>
          </table:table-cell>
          <table:table-cell table:style-name="ce7" table:formula="of:=[.B6]/[.B5]" office:value-type="percentage" office:value="1.5" calcext:value-type="percentage">
            <text:p>15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.000009" calcext:value-type="float">
            <text:p>9E-06</text:p>
          </table:table-cell>
          <table:table-cell table:style-name="ce7" table:formula="of:=[.B7]/[.B6]" office:value-type="percentage" office:value="3" calcext:value-type="percentage">
            <text:p>3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.000014" calcext:value-type="float">
            <text:p>1,4E-05</text:p>
          </table:table-cell>
          <table:table-cell table:style-name="ce7" table:formula="of:=[.B8]/[.B7]" office:value-type="percentage" office:value="1.55555555555556" calcext:value-type="percentage">
            <text:p>155,56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.000027" calcext:value-type="float">
            <text:p>2,7E-05</text:p>
          </table:table-cell>
          <table:table-cell table:style-name="ce7" table:formula="of:=[.B9]/[.B8]" office:value-type="percentage" office:value="1.92857142857143" calcext:value-type="percentage">
            <text:p>192,86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0.000053" calcext:value-type="float">
            <text:p>5,3E-05</text:p>
          </table:table-cell>
          <table:table-cell table:style-name="ce7" table:formula="of:=[.B10]/[.B9]" office:value-type="percentage" office:value="1.96296296296296" calcext:value-type="percentage">
            <text:p>196,3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0.000107" calcext:value-type="float">
            <text:p>0,000107</text:p>
          </table:table-cell>
          <table:table-cell table:style-name="ce7" table:formula="of:=[.B11]/[.B10]" office:value-type="percentage" office:value="2.0188679245283" calcext:value-type="percentage">
            <text:p>201,89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0.000208" calcext:value-type="float">
            <text:p>0,000208</text:p>
          </table:table-cell>
          <table:table-cell table:style-name="ce7" table:formula="of:=[.B12]/[.B11]" office:value-type="percentage" office:value="1.94392523364486" calcext:value-type="percentage">
            <text:p>194,39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0.000432" calcext:value-type="float">
            <text:p>0,000432</text:p>
          </table:table-cell>
          <table:table-cell table:style-name="ce7" table:formula="of:=[.B13]/[.B12]" office:value-type="percentage" office:value="2.07692307692308" calcext:value-type="percentage">
            <text:p>207,69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0.00083" calcext:value-type="float">
            <text:p>0,00083</text:p>
          </table:table-cell>
          <table:table-cell table:style-name="ce7" table:formula="of:=[.B14]/[.B13]" office:value-type="percentage" office:value="1.9212962962963" calcext:value-type="percentage">
            <text:p>192,13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001697" calcext:value-type="float">
            <text:p>0,001697</text:p>
          </table:table-cell>
          <table:table-cell table:style-name="ce7" table:formula="of:=[.B15]/[.B14]" office:value-type="percentage" office:value="2.04457831325301" calcext:value-type="percentage">
            <text:p>204,46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0.002889" calcext:value-type="float">
            <text:p>0,002889</text:p>
          </table:table-cell>
          <table:table-cell table:style-name="ce7" table:formula="of:=[.B16]/[.B15]" office:value-type="percentage" office:value="1.70241602828521" calcext:value-type="percentage">
            <text:p>170,24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0.00545" calcext:value-type="float">
            <text:p>0,00545</text:p>
          </table:table-cell>
          <table:table-cell table:style-name="ce7" table:formula="of:=[.B17]/[.B16]" office:value-type="percentage" office:value="1.88646590515749" calcext:value-type="percentage">
            <text:p>188,65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262144" calcext:value-type="float">
            <text:p>262144</text:p>
          </table:table-cell>
          <table:table-cell table:style-name="ce3" office:value-type="float" office:value="0.011333" calcext:value-type="float">
            <text:p>0,011333</text:p>
          </table:table-cell>
          <table:table-cell table:style-name="ce7" table:formula="of:=[.B18]/[.B17]" office:value-type="percentage" office:value="2.0794495412844" calcext:value-type="percentage">
            <text:p>207,94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3" office:value-type="float" office:value="0.024448" calcext:value-type="float">
            <text:p>0,024448</text:p>
          </table:table-cell>
          <table:table-cell table:style-name="ce7" table:formula="of:=[.B19]/[.B18]" office:value-type="percentage" office:value="2.15723991882114" calcext:value-type="percentage">
            <text:p>215,72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1048576" calcext:value-type="float">
            <text:p>1048576</text:p>
          </table:table-cell>
          <table:table-cell table:style-name="ce3" office:value-type="float" office:value="0.04799" calcext:value-type="float">
            <text:p>0,04799</text:p>
          </table:table-cell>
          <table:table-cell table:style-name="ce7" table:formula="of:=[.B20]/[.B19]" office:value-type="percentage" office:value="1.9629417539267" calcext:value-type="percentage">
            <text:p>196,29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3" office:value-type="float" office:value="0.091371" calcext:value-type="float">
            <text:p>0,091371</text:p>
          </table:table-cell>
          <table:table-cell table:style-name="ce7" table:formula="of:=[.B21]/[.B20]" office:value-type="percentage" office:value="1.90395915815795" calcext:value-type="percentage">
            <text:p>190,4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4194304" calcext:value-type="float">
            <text:p>4194304</text:p>
          </table:table-cell>
          <table:table-cell table:style-name="ce3" office:value-type="float" office:value="0.178806" calcext:value-type="float">
            <text:p>0,178806</text:p>
          </table:table-cell>
          <table:table-cell table:style-name="ce7" table:formula="of:=[.B22]/[.B21]" office:value-type="percentage" office:value="1.95692287487277" calcext:value-type="percentage">
            <text:p>195,69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3" office:value-type="float" office:value="0.353826" calcext:value-type="float">
            <text:p>0,353826</text:p>
          </table:table-cell>
          <table:table-cell table:style-name="ce7" table:formula="of:=[.B23]/[.B22]" office:value-type="percentage" office:value="1.97882621388544" calcext:value-type="percentage">
            <text:p>197,88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16777216" calcext:value-type="float">
            <text:p>16777216</text:p>
          </table:table-cell>
          <table:table-cell table:style-name="ce3" office:value-type="float" office:value="0.702538" calcext:value-type="float">
            <text:p>0,702538</text:p>
          </table:table-cell>
          <table:table-cell table:style-name="ce7" table:formula="of:=[.B24]/[.B23]" office:value-type="percentage" office:value="1.98554656808714" calcext:value-type="percentage">
            <text:p>198,55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3" office:value-type="float" office:value="1.414543" calcext:value-type="float">
            <text:p>1,414543</text:p>
          </table:table-cell>
          <table:table-cell table:style-name="ce7" table:formula="of:=[.B25]/[.B24]" office:value-type="percentage" office:value="2.0134754276637" calcext:value-type="percentage">
            <text:p>201,35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8:00:50.034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4:14:31.973000000</meta:creation-date>
    <dc:date>2019-07-21T18:01:57.740000000</dc:date>
    <meta:editing-duration>PT10M35S</meta:editing-duration>
    <meta:editing-cycles>8</meta:editing-cycles>
    <meta:generator>LibreOffice/6.1.5.2$Windows_X86_64 LibreOffice_project/90f8dcf33c87b3705e78202e3df5142b201bd805</meta:generator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92cm" svg:height="14.317cm" xlink:href=".." xlink:type="simple" chart:class="chart:line" chart:style-name="ch1">
        <chart:legend chart:legend-position="bottom" svg:x="9.659cm" svg:y="13.718cm" style:legend-expansion="wide" chart:style-name="ch2"/>
        <chart:plot-area chart:style-name="ch3" table:cell-range-address="Φύλλο1.A2:Φύλλο1.A25 Φύλλο1.C1:Φύλλο1.D25" chart:data-source-has-labels="both" svg:x="0.551cm" svg:y="0.286cm" svg:width="26.49cm" svg:height="12.962cm">
          <chartooo:coordinate-region svg:x="2.151cm" svg:y="0.286cm" svg:width="24.749cm" svg:height="11.185cm"/>
          <chart:axis chart:dimension="x" chart:name="primary-x" chart:style-name="ch4" chartooo:axis-type="auto">
            <chartooo:date-scale/>
            <chart:categories table:cell-range-address="Φύλλο1.A2:Φύλλο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C2:Φύλλο1.C25" chart:label-cell-address="Φύλλο1.C1:Φύλλο1.C1" chart:class="chart:line">
            <chart:data-point chart:repeated="24"/>
          </chart:series>
          <chart:series chart:style-name="ch8" chart:values-cell-range-address="Φύλλο1.D2:Φύλλο1.D25" chart:label-cell-address="Φύλλο1.D1:Φύλλο1.D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 increase</text:p>
                <draw:g>
                  <svg:desc>Φύλλο1.C1:Φύλλο1.C1</svg:desc>
                </draw:g>
              </table:table-cell>
              <table:table-cell office:value-type="string">
                <text:p>Theoretical increase</text:p>
                <draw:g>
                  <svg:desc>Φύλλο1.D1:Φύλλο1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Φύλλο1.A2:Φύλλο1.A25</svg:desc>
                </draw:g>
              </table:table-cell>
              <table:table-cell office:value-type="float" office:value="1">
                <text:p>1</text:p>
                <draw:g>
                  <svg:desc>Φύλλο1.C2:Φύλλο1.C25</svg:desc>
                </draw:g>
              </table:table-cell>
              <table:table-cell office:value-type="float" office:value="2">
                <text:p>2</text:p>
                <draw:g>
                  <svg:desc>Φύλλο1.D2:Φύλλο1.D2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92857142857143">
                <text:p>1.92857142857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96296296296296">
                <text:p>1.96296296296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.0188679245283">
                <text:p>2.0188679245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94392523364486">
                <text:p>1.94392523364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07692307692308">
                <text:p>2.07692307692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9212962962963">
                <text:p>1.9212962962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.04457831325301">
                <text:p>2.04457831325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.70241602828521">
                <text:p>1.70241602828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.88646590515749">
                <text:p>1.88646590515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.0794495412844">
                <text:p>2.07944954128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.15723991882114">
                <text:p>2.15723991882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.9629417539267">
                <text:p>1.9629417539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.90395915815795">
                <text:p>1.90395915815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.95692287487277">
                <text:p>1.95692287487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.97882621388544">
                <text:p>1.97882621388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.98554656808714">
                <text:p>1.98554656808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.0134754276637">
                <text:p>2.013475427663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